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568710" table:style-name="ce12">
            <text:p>568.710</text:p>
          </table:table-cell>
          <table:table-cell office:value-type="float" office:value="36300" table:style-name="ce13">
            <text:p>36.300</text:p>
          </table:table-cell>
          <table:table-cell office:value-type="float" office:value="74500" table:style-name="ce13">
            <text:p>74.500</text:p>
          </table:table-cell>
          <table:table-cell office:value-type="float" office:value="679510" table:style-name="ce14">
            <text:p>679.510</text:p>
          </table:table-cell>
          <table:table-cell office:value-type="float" office:value="626659" table:style-name="ce14">
            <text:p>626.659</text:p>
          </table:table-cell>
          <table:table-cell office:value-type="percentage" office:value="0.92222189518918041" table:style-name="ce15">
            <text:p>92,2%</text:p>
          </table:table-cell>
          <table:table-cell office:value-type="float" office:value="216617" table:style-name="ce12">
            <text:p>216.617</text:p>
          </table:table-cell>
          <table:table-cell office:value-type="date" office:date-value="2021-02-22T00:00:00" table:style-name="ce8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96255" table:style-name="ce16">
            <text:p>96.255</text:p>
          </table:table-cell>
          <table:table-cell office:value-type="float" office:value="6300" table:style-name="ce17">
            <text:p>6.300</text:p>
          </table:table-cell>
          <table:table-cell office:value-type="float" office:value="11700" table:style-name="ce17">
            <text:p>11.700</text:p>
          </table:table-cell>
          <table:table-cell office:value-type="float" office:value="114255" table:style-name="ce18">
            <text:p>114.255</text:p>
          </table:table-cell>
          <table:table-cell office:value-type="float" office:value="111067" table:style-name="ce18">
            <text:p>111.067</text:p>
          </table:table-cell>
          <table:table-cell office:value-type="percentage" office:value="0.9720975012034484" table:style-name="ce19">
            <text:p>97,2%</text:p>
          </table:table-cell>
          <table:table-cell office:value-type="float" office:value="43705" table:style-name="ce16">
            <text:p>43.705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8015" table:style-name="ce16">
            <text:p>98.015</text:p>
          </table:table-cell>
          <table:table-cell office:value-type="float" office:value="6300" table:style-name="ce17">
            <text:p>6.300</text:p>
          </table:table-cell>
          <table:table-cell office:value-type="float" office:value="9000" table:style-name="ce17">
            <text:p>9.000</text:p>
          </table:table-cell>
          <table:table-cell office:value-type="float" office:value="113315" table:style-name="ce18">
            <text:p>113.315</text:p>
          </table:table-cell>
          <table:table-cell office:value-type="float" office:value="99545" table:style-name="ce18">
            <text:p>99.545</text:p>
          </table:table-cell>
          <table:table-cell office:value-type="percentage" office:value="0.87848034240833073" table:style-name="ce19">
            <text:p>87,8%</text:p>
          </table:table-cell>
          <table:table-cell office:value-type="float" office:value="37949" table:style-name="ce16">
            <text:p>37.949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49500" table:style-name="ce16">
            <text:p>49.500</text:p>
          </table:table-cell>
          <table:table-cell office:value-type="float" office:value="3200" table:style-name="ce17">
            <text:p>3.200</text:p>
          </table:table-cell>
          <table:table-cell office:value-type="float" office:value="10300" table:style-name="ce17">
            <text:p>10.300</text:p>
          </table:table-cell>
          <table:table-cell office:value-type="float" office:value="63000" table:style-name="ce18">
            <text:p>63.000</text:p>
          </table:table-cell>
          <table:table-cell office:value-type="float" office:value="52801" table:style-name="ce18">
            <text:p>52.801</text:p>
          </table:table-cell>
          <table:table-cell office:value-type="percentage" office:value="0.83811111111111114" table:style-name="ce19">
            <text:p>83,8%</text:p>
          </table:table-cell>
          <table:table-cell office:value-type="float" office:value="20560" table:style-name="ce16">
            <text:p>20.560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11120" table:style-name="ce16">
            <text:p>111.120</text:p>
          </table:table-cell>
          <table:table-cell office:value-type="float" office:value="7000" table:style-name="ce17">
            <text:p>7.000</text:p>
          </table:table-cell>
          <table:table-cell office:value-type="float" office:value="19200" table:style-name="ce17">
            <text:p>19.200</text:p>
          </table:table-cell>
          <table:table-cell office:value-type="float" office:value="137320" table:style-name="ce18">
            <text:p>137.320</text:p>
          </table:table-cell>
          <table:table-cell office:value-type="float" office:value="122304" table:style-name="ce18">
            <text:p>122.304</text:p>
          </table:table-cell>
          <table:table-cell office:value-type="percentage" office:value="0.89064957762889596" table:style-name="ce19">
            <text:p>89,1%</text:p>
          </table:table-cell>
          <table:table-cell office:value-type="float" office:value="49926" table:style-name="ce16">
            <text:p>49.926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47535" table:style-name="ce16">
            <text:p>47.535</text:p>
          </table:table-cell>
          <table:table-cell office:value-type="float" office:value="2900" table:style-name="ce17">
            <text:p>2.900</text:p>
          </table:table-cell>
          <table:table-cell office:value-type="float" office:value="5100" table:style-name="ce17">
            <text:p>5.100</text:p>
          </table:table-cell>
          <table:table-cell office:value-type="float" office:value="55535" table:style-name="ce18">
            <text:p>55.535</text:p>
          </table:table-cell>
          <table:table-cell office:value-type="float" office:value="48935" table:style-name="ce18">
            <text:p>48.935</text:p>
          </table:table-cell>
          <table:table-cell office:value-type="percentage" office:value="0.88115602773026025" table:style-name="ce19">
            <text:p>88,1%</text:p>
          </table:table-cell>
          <table:table-cell office:value-type="float" office:value="19854" table:style-name="ce16">
            <text:p>19.854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1485" table:style-name="ce16">
            <text:p>211.485</text:p>
          </table:table-cell>
          <table:table-cell office:value-type="float" office:value="13500" table:style-name="ce17">
            <text:p>13.500</text:p>
          </table:table-cell>
          <table:table-cell office:value-type="float" office:value="21100" table:style-name="ce17">
            <text:p>21.100</text:p>
          </table:table-cell>
          <table:table-cell office:value-type="float" office:value="246085" table:style-name="ce18">
            <text:p>246.085</text:p>
          </table:table-cell>
          <table:table-cell office:value-type="float" office:value="223034" table:style-name="ce18">
            <text:p>223.034</text:p>
          </table:table-cell>
          <table:table-cell office:value-type="percentage" office:value="0.90632911392405058" table:style-name="ce19">
            <text:p>90,6%</text:p>
          </table:table-cell>
          <table:table-cell office:value-type="float" office:value="86452" table:style-name="ce16">
            <text:p>86.452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43775" table:style-name="ce16">
            <text:p>143.775</text:p>
          </table:table-cell>
          <table:table-cell office:value-type="float" office:value="9200" table:style-name="ce17">
            <text:p>9.200</text:p>
          </table:table-cell>
          <table:table-cell office:value-type="float" office:value="18000" table:style-name="ce17">
            <text:p>18.000</text:p>
          </table:table-cell>
          <table:table-cell office:value-type="float" office:value="170975" table:style-name="ce18">
            <text:p>170.975</text:p>
          </table:table-cell>
          <table:table-cell office:value-type="float" office:value="146212" table:style-name="ce18">
            <text:p>146.212</text:p>
          </table:table-cell>
          <table:table-cell office:value-type="percentage" office:value="0.85516595993566313" table:style-name="ce19">
            <text:p>85,5%</text:p>
          </table:table-cell>
          <table:table-cell office:value-type="float" office:value="63205" table:style-name="ce16">
            <text:p>63.205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489680" table:style-name="ce16">
            <text:p>489.680</text:p>
          </table:table-cell>
          <table:table-cell office:value-type="float" office:value="31400" table:style-name="ce17">
            <text:p>31.400</text:p>
          </table:table-cell>
          <table:table-cell office:value-type="float" office:value="68600" table:style-name="ce17">
            <text:p>68.600</text:p>
          </table:table-cell>
          <table:table-cell office:value-type="float" office:value="589680" table:style-name="ce18">
            <text:p>589.680</text:p>
          </table:table-cell>
          <table:table-cell office:value-type="float" office:value="504270" table:style-name="ce18">
            <text:p>504.270</text:p>
          </table:table-cell>
          <table:table-cell office:value-type="percentage" office:value="0.85515873015873012" table:style-name="ce19">
            <text:p>85,5%</text:p>
          </table:table-cell>
          <table:table-cell office:value-type="float" office:value="181835" table:style-name="ce16">
            <text:p>181.835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47060" table:style-name="ce16">
            <text:p>247.060</text:p>
          </table:table-cell>
          <table:table-cell office:value-type="float" office:value="15700" table:style-name="ce17">
            <text:p>15.700</text:p>
          </table:table-cell>
          <table:table-cell office:value-type="float" office:value="44500" table:style-name="ce17">
            <text:p>44.500</text:p>
          </table:table-cell>
          <table:table-cell office:value-type="float" office:value="307260" table:style-name="ce18">
            <text:p>307.260</text:p>
          </table:table-cell>
          <table:table-cell office:value-type="float" office:value="273978" table:style-name="ce18">
            <text:p>273.978</text:p>
          </table:table-cell>
          <table:table-cell office:value-type="percentage" office:value="0.8916813122437024" table:style-name="ce19">
            <text:p>89,2%</text:p>
          </table:table-cell>
          <table:table-cell office:value-type="float" office:value="99045" table:style-name="ce16">
            <text:p>99.045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88415" table:style-name="ce16">
            <text:p>88.415</text:p>
          </table:table-cell>
          <table:table-cell office:value-type="float" office:value="5400" table:style-name="ce17">
            <text:p>5.400</text:p>
          </table:table-cell>
          <table:table-cell office:value-type="float" office:value="9300" table:style-name="ce17">
            <text:p>9.300</text:p>
          </table:table-cell>
          <table:table-cell office:value-type="float" office:value="103115" table:style-name="ce18">
            <text:p>103.115</text:p>
          </table:table-cell>
          <table:table-cell office:value-type="float" office:value="94462" table:style-name="ce18">
            <text:p>94.462</text:p>
          </table:table-cell>
          <table:table-cell office:value-type="percentage" office:value="0.91608398390146928" table:style-name="ce19">
            <text:p>91,6%</text:p>
          </table:table-cell>
          <table:table-cell office:value-type="float" office:value="38029" table:style-name="ce16">
            <text:p>38.029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53385" table:style-name="ce16">
            <text:p>153.385</text:p>
          </table:table-cell>
          <table:table-cell office:value-type="float" office:value="9800" table:style-name="ce17">
            <text:p>9.800</text:p>
          </table:table-cell>
          <table:table-cell office:value-type="float" office:value="23800" table:style-name="ce17">
            <text:p>23.800</text:p>
          </table:table-cell>
          <table:table-cell office:value-type="float" office:value="186985" table:style-name="ce18">
            <text:p>186.985</text:p>
          </table:table-cell>
          <table:table-cell office:value-type="float" office:value="170544" table:style-name="ce18">
            <text:p>170.544</text:p>
          </table:table-cell>
          <table:table-cell office:value-type="percentage" office:value="0.91207316094873925" table:style-name="ce19">
            <text:p>91,2%</text:p>
          </table:table-cell>
          <table:table-cell office:value-type="float" office:value="58052" table:style-name="ce16">
            <text:p>58.052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3465" table:style-name="ce16">
            <text:p>23.465</text:p>
          </table:table-cell>
          <table:table-cell office:value-type="float" office:value="1400" table:style-name="ce17">
            <text:p>1.400</text:p>
          </table:table-cell>
          <table:table-cell office:value-type="float" office:value="2800" table:style-name="ce17">
            <text:p>2.800</text:p>
          </table:table-cell>
          <table:table-cell office:value-type="float" office:value="27665" table:style-name="ce18">
            <text:p>27.665</text:p>
          </table:table-cell>
          <table:table-cell office:value-type="float" office:value="24905" table:style-name="ce18">
            <text:p>24.905</text:p>
          </table:table-cell>
          <table:table-cell office:value-type="percentage" office:value="0.90023495391288633" table:style-name="ce19">
            <text:p>90,0%</text:p>
          </table:table-cell>
          <table:table-cell office:value-type="float" office:value="9193" table:style-name="ce16">
            <text:p>9.193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398895" table:style-name="ce16">
            <text:p>398.895</text:p>
          </table:table-cell>
          <table:table-cell office:value-type="float" office:value="25400" table:style-name="ce17">
            <text:p>25.400</text:p>
          </table:table-cell>
          <table:table-cell office:value-type="float" office:value="59800" table:style-name="ce17">
            <text:p>59.800</text:p>
          </table:table-cell>
          <table:table-cell office:value-type="float" office:value="484095" table:style-name="ce18">
            <text:p>484.095</text:p>
          </table:table-cell>
          <table:table-cell office:value-type="float" office:value="382180" table:style-name="ce18">
            <text:p>382.180</text:p>
          </table:table-cell>
          <table:table-cell office:value-type="percentage" office:value="0.78947314060256768" table:style-name="ce19">
            <text:p>78,9%</text:p>
          </table:table-cell>
          <table:table-cell office:value-type="float" office:value="169765" table:style-name="ce16">
            <text:p>169.765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03685" table:style-name="ce16">
            <text:p>103.685</text:p>
          </table:table-cell>
          <table:table-cell office:value-type="float" office:value="6600" table:style-name="ce17">
            <text:p>6.600</text:p>
          </table:table-cell>
          <table:table-cell office:value-type="float" office:value="13300" table:style-name="ce17">
            <text:p>13.300</text:p>
          </table:table-cell>
          <table:table-cell office:value-type="float" office:value="123585" table:style-name="ce18">
            <text:p>123.585</text:p>
          </table:table-cell>
          <table:table-cell office:value-type="float" office:value="108290" table:style-name="ce18">
            <text:p>108.290</text:p>
          </table:table-cell>
          <table:table-cell office:value-type="percentage" office:value="0.87623902577173607" table:style-name="ce19">
            <text:p>87,6%</text:p>
          </table:table-cell>
          <table:table-cell office:value-type="float" office:value="46777" table:style-name="ce16">
            <text:p>46.777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46365" table:style-name="ce16">
            <text:p>46.365</text:p>
          </table:table-cell>
          <table:table-cell office:value-type="float" office:value="2900" table:style-name="ce17">
            <text:p>2.900</text:p>
          </table:table-cell>
          <table:table-cell office:value-type="float" office:value="5800" table:style-name="ce17">
            <text:p>5.800</text:p>
          </table:table-cell>
          <table:table-cell office:value-type="float" office:value="55065" table:style-name="ce18">
            <text:p>55.065</text:p>
          </table:table-cell>
          <table:table-cell office:value-type="float" office:value="51816" table:style-name="ce18">
            <text:p>51.816</text:p>
          </table:table-cell>
          <table:table-cell office:value-type="percentage" office:value="0.94099700354126936" table:style-name="ce19">
            <text:p>94,1%</text:p>
          </table:table-cell>
          <table:table-cell office:value-type="float" office:value="20090" table:style-name="ce16">
            <text:p>20.090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27350" table:style-name="ce16">
            <text:p>127.350</text:p>
          </table:table-cell>
          <table:table-cell office:value-type="float" office:value="7900" table:style-name="ce17">
            <text:p>7.900</text:p>
          </table:table-cell>
          <table:table-cell office:value-type="float" office:value="19600" table:style-name="ce17">
            <text:p>19.600</text:p>
          </table:table-cell>
          <table:table-cell office:value-type="float" office:value="154850" table:style-name="ce18">
            <text:p>154.850</text:p>
          </table:table-cell>
          <table:table-cell office:value-type="float" office:value="114568" table:style-name="ce18">
            <text:p>114.568</text:p>
          </table:table-cell>
          <table:table-cell office:value-type="percentage" office:value="0.73986438488860184" table:style-name="ce19">
            <text:p>74,0%</text:p>
          </table:table-cell>
          <table:table-cell office:value-type="float" office:value="44902" table:style-name="ce16">
            <text:p>44.902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5520" table:style-name="ce18">
            <text:p>5.520</text:p>
          </table:table-cell>
          <table:table-cell office:value-type="float" office:value="5526" table:style-name="ce18">
            <text:p>5.526</text:p>
          </table:table-cell>
          <table:table-cell office:value-type="percentage" office:value="1.0010869565217391" table:style-name="ce19">
            <text:p>100,1%</text:p>
          </table:table-cell>
          <table:table-cell office:value-type="float" office:value="1087" table:style-name="ce16">
            <text:p>1.087</text:p>
          </table:table-cell>
          <table:table-cell office:value-type="date" office:date-value="2021-02-22T00:00:00" table:style-name="ce9">
            <text:p>22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4350" table:style-name="ce18">
            <text:p>4.350</text:p>
          </table:table-cell>
          <table:table-cell office:value-type="float" office:value="4095" table:style-name="ce18">
            <text:p>4.095</text:p>
          </table:table-cell>
          <table:table-cell office:value-type="percentage" office:value="0.94137931034482758" table:style-name="ce19">
            <text:p>94,1%</text:p>
          </table:table-cell>
          <table:table-cell office:value-type="float" office:value="1262" table:style-name="ce16">
            <text:p>1.262</text:p>
          </table:table-cell>
          <table:table-cell office:value-type="date" office:date-value="2021-02-20T00:00:00" table:style-name="ce10">
            <text:p>2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012165" table:style-name="ce20">
            <text:p>3.012.165</text:p>
          </table:table-cell>
          <table:table-cell office:value-type="float" office:value="192000" table:style-name="ce21">
            <text:p>192.000</text:p>
          </table:table-cell>
          <table:table-cell office:value-type="float" office:value="418000" table:style-name="ce22">
            <text:p>418.000</text:p>
          </table:table-cell>
          <table:table-cell office:value-type="float" office:value="3622165" table:style-name="ce11">
            <text:p>3.622.165</text:p>
          </table:table-cell>
          <table:table-cell office:value-type="float" office:value="3165191" table:style-name="ce11">
            <text:p>3.165.191</text:p>
          </table:table-cell>
          <table:table-cell office:value-type="percentage" office:value="0.8738395407166708" table:style-name="ce23">
            <text:p>87,4%</text:p>
          </table:table-cell>
          <table:table-cell office:value-type="float" office:value="1208305" table:style-name="ce11">
            <text:p>1.208.305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23T15:50:25Z</dc:date>
  </office:meta>
</office:document-meta>
</file>